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ea_dmg_mana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8"/>
          <table:table-cell office:value-type="string" calcext:value-type="string">
            <text:p>big_inc_area_spell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area_dmg_mana</text:p>
          </table:table-cell>
          <table:table-cell table:number-columns-repeated="3"/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table:number-columns-repeated="3"/>
          <table:table-cell office:value-type="string" calcext:value-type="string">
            <text:p>inc_area_spell_dmg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area_dmg_man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c_area_spell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14"/>
          <table:table-cell office:value-type="string" calcext:value-type="string">
            <text:p>area_dmg_mana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_area_spell_dmg</text:p>
          </table:table-cell>
          <table:table-cell table:number-columns-repeated="1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illp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ge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effect_of_el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8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cast_speed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cast_speed</text:p>
          </table:table-cell>
          <table:table-cell/>
          <table:table-cell office:value-type="string" calcext:value-type="string">
            <text:p>cast_speed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8"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spell_dmg_atk_speed</text:p>
          </table:table-cell>
          <table:table-cell table:number-columns-repeated="5"/>
          <table:table-cell office:value-type="string" calcext:value-type="string">
            <text:p>spell_dmg_atk_speed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ig_enduran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arrior_path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ig_hunter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rojectile_damage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projectile_damag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8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and_regen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self_reflectio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rojectile_damage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7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8:56:04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6T08:57:31.914000000</dc:date>
    <meta:editing-cycles>264</meta:editing-cycles>
    <meta:editing-duration>PT13H52M53S</meta:editing-duration>
    <meta:document-statistic meta:table-count="1" meta:cell-count="2849" meta:object-count="0"/>
  </office:meta>
</office:document-meta>
</file>